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Heading_20_4">
      <style:text-properties style:font-name="Times New Roman1" fo:font-style="normal" fo:font-weight="normal" officeooo:rsid="001ca396" officeooo:paragraph-rsid="001ca396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17fec4" officeooo:paragraph-rsid="0017fec4" style:font-style-asian="normal" style:font-weight-asian="normal" style:font-style-complex="normal" style:font-weight-complex="normal"/>
    </style:style>
    <style:style style:name="P5" style:family="paragraph" style:parent-style-name="Text_20_body" style:list-style-name="L2">
      <style:text-properties officeooo:rsid="001ca396" officeooo:paragraph-rsid="001ca396"/>
    </style:style>
    <style:style style:name="P6" style:family="paragraph" style:parent-style-name="Text_20_body" style:list-style-name="L3">
      <style:text-properties officeooo:rsid="001ca396" officeooo:paragraph-rsid="001ca396"/>
    </style:style>
    <style:style style:name="P7" style:family="paragraph" style:parent-style-name="Text_20_body" style:list-style-name="L1">
      <style:text-properties fo:font-style="normal" fo:font-weight="normal" officeooo:rsid="001ca396" officeooo:paragraph-rsid="001ca396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9b0c9"/>
    </style:style>
    <style:style style:name="T4" style:family="text">
      <style:text-properties officeooo:rsid="001afa12"/>
    </style:style>
    <style:style style:name="T5" style:family="text">
      <style:text-properties officeooo:rsid="001b4616"/>
    </style:style>
    <style:style style:name="T6" style:family="text">
      <style:text-properties officeooo:rsid="001c444d"/>
    </style:style>
    <style:style style:name="T7" style:family="text">
      <style:text-properties officeooo:rsid="001ca3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4">6</text:span> : Test<text:span text:style-name="T4">s</text:span> fonctionnel<text:span text:style-name="T4">s</text:span></text:h>
      <text:p text:style-name="Standard"/>
      <text:p text:style-name="P1">Dans ce TP, nous allons utiliser les différents éléments assertions proposés par JMeter</text:p>
      <text:p text:style-name="P1"/>
      <text:p text:style-name="P1"/>
      <text:p text:style-name="P1">Les cas de tests suivants <text:span text:style-name="T7">s’appliquent à la partie Web</text:span>:</text:p>
      <text:list xml:id="list3109453860" text:style-name="L1">
        <text:list-item>
          <text:p text:style-name="P3">TC1 : Toutes les URLs ont une taille inférieure à 100ko</text:p>
        </text:list-item>
        <text:list-item>
          <text:p text:style-name="P3">TC2 : Toutes les URLs ont bien une balise Title</text:p>
        </text:list-item>
        <text:list-item>
          <text:p text:style-name="P3">TC<text:span text:style-name="T5">3</text:span> : Lorsque l'utilisateur saisit un mauvais mot de passe, il est r<text:span text:style-name="T3">e</text:span>dirigé vers la page de login avec un message d'erreur</text:p>
        </text:list-item>
        <text:list-item>
          <text:p text:style-name="P3">TC<text:span text:style-name="T6">4</text:span> : Authentification réussie : Lorsque l'utilisateur saisit un bon login/mot de passe, il est redirigé vers la page <text:span text:style-name="T4">d’accueil</text:span> .</text:p>
        </text:list-item>
        <text:list-item>
          <text:p text:style-name="P3">TC<text:span text:style-name="T6">5</text:span> : Lorsque l'utilisateur, sélectionne un membre il visualise le bon membre</text:p>
        </text:list-item>
        <text:list-item>
          <text:p text:style-name="P4">TC<text:span text:style-name="T6">6</text:span> : Toutes les réponses sont encodées en UTF-8</text:p>
        </text:list-item>
        <text:list-item>
          <text:p text:style-name="P3">TC<text:span text:style-name="T6">7</text:span> : Lorsqu'un utilisateur revient sur la même fiche de membre, il obtient le même résultat</text:p>
        </text:list-item>
        <text:list-item>
          <text:p text:style-name="P7">TC8 : L’édition d’un produit contient un champ caché contenant l’ID</text:p>
        </text:list-item>
      </text:list>
      <text:h text:style-name="P2" text:outline-level="4">Les cas de tests suivants s’appliquent à la partie Rest :</text:h>
      <text:list xml:id="list99762150" text:style-name="L2">
        <text:list-item>
          <text:p text:style-name="P5">TC1 : Si le jeton de n’est pas valide, le code retour est 403</text:p>
        </text:list-item>
        <text:list-item>
          <text:p text:style-name="P5">TC2 : Lors de l’ajout d’un nouveau produit, l’id est retourné</text:p>
        </text:list-item>
      </text:list>
      <text:h text:style-name="P2" text:outline-level="4">Les cas de tests suivants s’appliquent à la partie actuator :</text:h>
      <text:list xml:id="list2362327575" text:style-name="L3">
        <text:list-item>
          <text:p text:style-name="P6">La réponse à /actuator/health contient un champ <text:span text:style-name="T2">status</text:span> qui vaut <text:span text:style-name="T2">UP</text:span></text:p>
        </text:list-item>
      </text:list>
      <text:p text:style-name="Text_20_body">Créer un nouveau plan de test qui permettra de valider ces différents cas de tests utiliser les bons récepteurs </text:p>
      <text:h text:style-name="Heading_20_4" text:outline-level="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4:45:45.698448795</dc:date>
    <meta:editing-duration>PT13H58M33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27" meta:character-count="1232" meta:non-whitespace-character-count="1032"/>
  </office:meta>
</office:document-meta>
</file>